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font-name="Times New Roman"/>
    </style:style>
    <style:style style:name="P3" style:family="paragraph" style:parent-style-name="Text_20_body">
      <style:text-properties style:font-name="Times New Roman" style:font-name-asian="宋体" style:font-name-complex="Tahoma"/>
    </style:style>
    <style:style style:name="P4" style:family="paragraph" style:parent-style-name="Text_20_body">
      <style:paragraph-properties fo:margin-top="0.1665in" fo:margin-bottom="0.0835in"/>
    </style:style>
    <style:style style:name="P5" style:family="paragraph" style:parent-style-name="Code">
      <style:paragraph-properties fo:margin-left="0.4925in" fo:margin-right="0in" fo:text-indent="-0.2201in" style:auto-text-indent="false"/>
    </style:style>
    <style:style style:name="P6" style:family="paragraph" style:parent-style-name="Standard">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Heading_20_3">
      <style:text-properties style:font-name="Arial" style:font-name-asian="宋体" style:font-name-complex="Tahoma"/>
    </style:style>
    <style:style style:name="P11" style:family="paragraph" style:parent-style-name="Heading_20_3">
      <style:text-properties style:font-name-asian="宋体" style:font-name-complex="Tahoma"/>
    </style:style>
    <style:style style:name="P12" style:family="paragraph" style:parent-style-name="Standard" style:list-style-name="L1"/>
    <style:style style:name="P13" style:family="paragraph" style:parent-style-name="Text_20_body">
      <style:text-properties style:font-name="Times New Roman" style:font-name-asian="宋体" style:font-name-complex="Tahoma"/>
    </style:style>
    <style:style style:name="P14" style:family="paragraph" style:parent-style-name="Text_20_body" style:list-style-name="L2">
      <style:text-properties style:font-name="Times New Roman" style:font-name-asian="宋体" style:font-name-complex="Tahoma"/>
    </style:style>
    <style:style style:name="P15" style:family="paragraph" style:parent-style-name="Text_20_body">
      <style:text-properties style:font-name-asian="宋体" style:font-name-complex="Tahoma"/>
    </style:style>
    <style:style style:name="P16" style:family="paragraph" style:parent-style-name="Code" style:list-style-name="L2"/>
    <style:style style:name="P17" style:family="paragraph" style:parent-style-name="Code" style:list-style-name="L2">
      <style:text-properties style:font-name="Courier New" style:font-name-asian="宋体" style:font-name-complex="Tahoma"/>
    </style:style>
    <style:style style:name="P18" style:family="paragraph" style:parent-style-name="Code" style:list-style-name="L2">
      <style:text-properties style:font-name-asian="宋体" style:font-name-complex="Tahoma"/>
    </style:style>
    <style:style style:name="P19" style:family="paragraph" style:parent-style-name="Heading_20_2">
      <style:paragraph-properties fo:margin-top="0.1665in" fo:margin-bottom="0.0835in" fo:keep-with-next="always"/>
      <style:text-properties style:font-name="Arial" style:font-name-asian="宋体" style:font-name-complex="Tahoma"/>
    </style:style>
    <style:style style:name="P20" style:family="paragraph" style:parent-style-name="Heading_20_2">
      <style:paragraph-properties fo:margin-top="0.1665in" fo:margin-bottom="0.0835in"/>
      <style:text-properties style:font-name="Arial" style:font-name-asian="宋体" style:font-name-complex="Tahoma"/>
    </style:style>
    <style:style style:name="T1" style:family="text">
      <style:text-properties fo:font-weight="bold" style:font-weight-asian="bold" style:font-weight-complex="bold"/>
    </style:style>
    <style:style style:name="T2" style:family="text">
      <style:text-properties fo:font-weight="bold" style:font-name-asian="宋体" style:font-weight-asian="bold" style:font-name-complex="Tahoma" style:font-weight-complex="bold"/>
    </style:style>
    <style:style style:name="T3" style:family="text">
      <style:text-properties style:text-position="super 58%"/>
    </style:style>
    <style:style style:name="T4" style:family="text">
      <style:text-properties style:text-position="super 58%" style:font-name-asian="宋体" style:font-name-complex="Tahoma"/>
    </style:style>
    <style:style style:name="T5" style:family="text">
      <style:text-properties fo:font-style="italic" style:font-style-asian="italic" style:font-style-complex="italic"/>
    </style:style>
    <style:style style:name="T6" style:family="text">
      <style:text-properties fo:font-style="italic" style:font-name-asian="宋体" style:font-style-asian="italic" style:font-name-complex="Tahoma" style:font-style-complex="italic"/>
    </style:style>
    <style:style style:name="T7" style:family="text">
      <style:text-properties style:font-name-asian="宋体" style:font-name-complex="Tahoma"/>
    </style:style>
    <style:style style:name="T8" style:family="text">
      <style:text-properties style:font-name="Times New Roman" style:font-name-asian="宋体" style:font-name-complex="Tahoma"/>
    </style:style>
    <style:style style:name="T9" style:family="text">
      <style:text-properties style:font-name="Courier New" fo:font-size="10pt" style:font-name-asian="宋体" style:font-size-asian="10pt" style:font-name-complex="Tahoma" style:font-size-complex="10pt"/>
    </style:style>
    <style:style style:name="T10" style:family="text">
      <style:text-properties style:font-name="Courier New"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xCAT Web Interface How-To</text:p>
      <text:p text:style-name="Subtitle">version 0.1</text:p>
      <text:p text:style-name="Standard"><text:s/></text:p>
      <text:p text:style-name="Standard"><text:tab/><text:tab/><text:tab/><text:tab/><text:tab/><text:tab/><text:tab/><text:tab/><text:tab/>Min Jun Xi/China/IBM</text:p>
      <text:p text:style-name="Standard"><text:tab/><text:tab/><text:tab/><text:tab/><text:tab/><text:tab/><text:tab/><text:tab/><text:tab/>minjun.xi@cn.ibm.com<text:tab/></text:p>
      <text:p text:style-name="Standard"><text:tab/><text:tab/><text:tab/><text:tab/><text:tab/><text:tab/><text:tab/><text:tab/><text:tab/><text:date style:data-style-name="N37" text:date-value="2010-01-07T11:02:14">01/07/10</text:date>, <text:time style:data-style-name="N43" text:time-value="2010-01-07T11:02:14">11:02:14 AM</text:ti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 The requirements to xCAT web interface<text:tab/>2</text:p>
          <text:p text:style-name="P9">1.1 Install the IBM HTTP Server (only for AIX)<text:tab/>3</text:p>
          <text:p text:style-name="P9">1.2 Install the xCAT-web-dep rpm package (only for AIX)<text:tab/>3</text:p>
          <text:p text:style-name="P9">1.3 Install the php-related rpm package (only on Linux)<text:tab/>3</text:p>
          <text:p text:style-name="P8">1.3.1 Install “php” on RHELS5.x<text:tab/>3</text:p>
          <text:p text:style-name="P8">1.3.2 Install “apache2-mod_php5”and “php5” on SLES11<text:tab/>3</text:p>
          <text:p text:style-name="P9">1.4 Install the xCAT-UI rpm package<text:tab/>4</text:p>
          <text:p text:style-name="P9">1.5 The default account for xCAT web interface<text:tab/>4</text:p>
          <text:p text:style-name="P9">1.6 Enable “https” protocol for xCAT web interface<text:tab/>4</text:p>
          <text:p text:style-name="P8">1.6.1 Redhat<text:tab/>4</text:p>
          <text:p text:style-name="P8">1.6.2 SuSE<text:tab/>4</text:p>
          <text:p text:style-name="P8">1.6.3 AIX<text:tab/>4</text:p>
          <text:p text:style-name="P8">1.6.4 Make sure “https://” <text:s/>works for your browser<text:tab/>5</text:p>
          <text:p text:style-name="P9">1.7 Preferred Internet Browsers<text:tab/>5</text:p>
          <text:p text:style-name="P7">2 The future<text:tab/>5</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36682933"/>1<text:tab/>The requirements to xCAT web interface<text:bookmark-end text:name="__RefHeading__36682933"/></text:h>
      <text:p text:style-name="Standard">The xCAT web interface requires the following packages installed on the management node (short as MN):</text:p>
      <text:list xml:id="list763185289" text:style-name="L1">
        <text:list-item>
          <text:p text:style-name="P12">IBM HTTP Server (on AIX)</text:p>
        </text:list-item>
        <text:list-item>
          <text:p text:style-name="P12">Apache2 HTTP Server (on Linux)</text:p>
        </text:list-item>
        <text:list-item>
          <text:p text:style-name="P12">xCAT-web-dep (only on AIX)</text:p>
        </text:list-item>
        <text:list-item>
          <text:p text:style-name="P12">apache2-mod_php5 and php5 (only on SUSE)</text:p>
        </text:list-item>
        <text:list-item>
          <text:p text:style-name="P12">php (only on Redhat)</text:p>
        </text:list-item>
        <text:list-item>
          <text:p text:style-name="P12">xCAT</text:p>
        </text:list-item>
        <text:list-item>
          <text:p text:style-name="P12"><text:soft-page-break/>xCAT-UI</text:p>
        </text:list-item>
      </text:list>
      <text:p text:style-name="Standard"/>
      <text:p text:style-name="Standard">The information for downloading xCAT and xCAT-UI packages can be accessed from xCAT website: <text:a xlink:type="simple" xlink:href="http://xcat.sf.net/">http://xcat.sf.net</text:a>. If you are using xCAT to manage your cluster, you should know how to get and install the xCAT and xCAT-UI packages. <text:s/></text:p>
      <text:p text:style-name="Standard"/>
      <text:p text:style-name="Standard">IBM HTTP Server V6.1 or higher is required, <text:s/>which can be downloaded from the “<text:a xlink:type="simple" xlink:href="http://www-01.ibm.com/software/webservers/httpservers/">IBM HTTP Server</text:a>” web site. IBM HTTP Server is based on <text:a xlink:type="simple" xlink:href="http://httpd.apache.org/">the Apache HTTP Server</text:a>, developed by the Apache Software Foundation. There're many third-party modules written for Apache 2.0 that can be used for IBM HTTP Server. IBM HTTP Server is available for use free of charge but without IBM support. It's not packaged into the <text:span text:style-name="T5">xCAT-web-dep</text:span> rpm package because of the underlying legal issues.</text:p>
      <text:p text:style-name="Standard"/>
      <text:p text:style-name="Standard">The AIX platform lacks of many packages for PHP support, so the package “<text:span text:style-name="T5">xCAT-web-dep</text:span>” is created to <text:s/>include all the possible packages for PHP support. Besides, the PHP rpm package is also included into the <text:span text:style-name="T5">xCAT-web-dep</text:span> package. </text:p>
      <text:p text:style-name="Standard"/>
      <text:p text:style-name="Standard">In order to support php, we also have to install several rpm packages on Linux. However, they are different on RHEL and <text:s/>SLES. On RHEL, “<text:span text:style-name="T5">php</text:span>” is used to support php; but on SLES, “<text:span text:style-name="T5">apache2-mod_php5”</text:span> and “<text:span text:style-name="T5">php5</text:span>” are used to support php.</text:p>
      <text:p text:style-name="Standard"/>
      <text:h text:style-name="Heading_20_2" text:outline-level="2">1.1<text:tab/>Install the IBM HTTP Server (only for AIX)</text:h>
      <text:p text:style-name="Text_20_body">After the “IBM HTTP Server for AIX” (Version 6.1.0.0 is preferred) package is downloaded from the “<text:a xlink:type="simple" xlink:href="http://www-01.ibm.com/software/webservers/httpservers/">IBM HTTP Server</text:a>” web site, you can unzip it and get the directory named “IHS_6.1.0.0”. Then, please follow the install guide in the directory “<text:span text:style-name="T1">IHS_6.1.0.0/IHS/docs</text:span>”. </text:p>
      <text:h text:style-name="Heading_20_2" text:outline-level="2">1.2<text:tab/>Install the xCAT-web-dep rpm package (only for AIX)</text:h>
      <text:p text:style-name="Text_20_body">From the web page “<text:a xlink:type="simple" xlink:href="http://sourceforge.net/projects/xcat/files/">Browse Files for xCAT on sourceforge.net</text:a>”, you can find the xCAT-web-dep package under “<text:span text:style-name="T1">xcat-dep</text:span>” =&gt; “<text:span text:style-name="T1">2.x_AIX</text:span>”. The current build is xcat-web-dep-2.3-200907141002.tar.gz.</text:p>
      <text:p text:style-name="Text_20_body">You can unzip this tar ball, and get the directory named “<text:span text:style-name="T5">xcat-web-dep</text:span>”, which contains all the xCAT-UI dependencies. In the directory, you can find the README file, and several rpm packages to be installed.</text:p>
      <text:h text:style-name="Heading_20_2" text:outline-level="2">1.3<text:tab/>Install the php-related rpm package (only on Linux)</text:h>
      <text:p text:style-name="Text_20_body">The php-related rpm packages have different names on Redhat and SuSE. You have to handle these two <text:s/>distributions separately. </text:p>
      <text:h text:style-name="Heading_20_3" text:outline-level="3">1.3.1 Install “php” on RHELS5.x</text:h>
      <text:p text:style-name="P1">Note: The following command should also work on Fedora. </text:p>
      <text:p text:style-name="Code"><text:tab/>yum install php</text:p>
      <text:h text:style-name="Heading_20_3" text:outline-level="3">1.3.2 Install “apache2-mod_php5”and “php5” on SLES11</text:h>
      <text:p text:style-name="P1">Note: The followding command should also work on SLES 10.x and OpenSuSE.</text:p>
      <text:p text:style-name="Code"><text:tab/>yum install apache2-mod_php5 php5</text:p>
      <text:h text:style-name="Heading_20_2" text:outline-level="2"><text:soft-page-break/>1.4<text:tab/>Install the xCAT-UI rpm package</text:h>
      <text:p text:style-name="Text_20_body">The <text:span text:style-name="T5">xCAT-UI</text:span> rpm package can be found on the website <text:a xlink:type="simple" xlink:href="http://xcat.sourceforge.net/">http://xcat.sourceforge.net</text:a>, you can use the “rpm -ivh” command to install xCAT-UI. </text:p>
      <text:p text:style-name="Code"><text:tab/>rpm -ivh xCAT-UI</text:p>
      <text:p text:style-name="P1">Note: If the php-related rpm packages are not installed as chapter 1.3 describes, the installation of xCAT-UI will be failed. <text:s/></text:p>
      <text:h text:style-name="Heading_20_2" text:outline-level="2">1.5<text:tab/>The default account for xCAT web interface</text:h>
      <text:p text:style-name="Text_20_body">During the installation of xCAT-UI rpm package, the encrypted password of the system “root” user has been put into the xCAT <text:span text:style-name="T5">passwd</text:span> database. You can use the <text:s/>following command to have a check:</text:p>
      <text:p text:style-name="Code"><text:tab/>tabdump passwd</text:p>
      <text:p text:style-name="Text_20_body">You should see at least one line, which contains the account information for the web interface. On SLES, you can see that the account information locates in the 4<text:span text:style-name="T3">th</text:span> line, which starts with “<text:span text:style-name="T5">xcat</text:span>”. </text:p>
      <text:p text:style-name="P5">#key,username,password,comments,disable</text:p>
      <text:p text:style-name="P5">"system","root","cluster",,</text:p>
      <text:p text:style-name="P5">"omapi","xcat_key","MXBzOExuQUo0QlFrZWJtbVFWVzl4OEdYT0ExQTF1cFA=",,</text:p>
      <text:p text:style-name="P5">"xcat","root","$2a$10$FBaEMr4J5jZ6092.4B6bdutgezyo3lmN1UrYoxrYAIlRSvWl5HJya",,</text:p>
      <text:h text:style-name="P19" text:outline-level="2">1.6<text:tab/>Enable “https” protocol for xCAT web interface</text:h>
      <text:h text:style-name="P10" text:outline-level="3">1.6.1<text:tab/>Redhat</text:h>
      <text:p text:style-name="P3">The https protocol is enabled by default on RHEL, Fedora. You don't need to configure it manually.</text:p>
      <text:h text:style-name="P10" text:outline-level="3">1.6.2<text:tab/>SuSE</text:h>
      <text:p text:style-name="Text_20_body"><text:span text:style-name="T8">There's one document “</text:span><text:a xlink:type="simple" xlink:href="http://en.opensuse.org/Apache_Howto_SSL"><text:span text:style-name="T8">Apache Howto SSL</text:span></text:a><text:span text:style-name="T8">” on OpenSuSE's website, the same procedure works for SLES. </text:span></text:p>
      <text:list xml:id="list1540452257" text:style-name="L2">
        <text:list-item>
          <text:p text:style-name="P14">Make sure that apache starts with mod_ssl loaded.</text:p>
          <text:p text:style-name="P17">a2enmod ssl</text:p>
        </text:list-item>
        <text:list-item>
          <text:p text:style-name="P14">Enable the SSL configuration for apache2</text:p>
          <text:p text:style-name="P17">a2enflag SSL</text:p>
        </text:list-item>
        <text:list-item>
          <text:p text:style-name="P14">Create self signed keys</text:p>
          <text:p text:style-name="P18">/usr/bin/gensslcert</text:p>
        </text:list-item>
        <text:list-item>
          <text:p text:style-name="P14">Create a virtual host</text:p>
          <text:p text:style-name="P16"><text:span text:style-name="T9">cp /</text:span><text:span text:style-name="Source_20_Text"><text:span text:style-name="T10">etc/apache2/vhosts.d/vhost-ssl.template</text:span></text:span><text:span text:style-name="T9"> <text:s/></text:span><text:span text:style-name="Source_20_Text"><text:span text:style-name="T10">/etc/apache2/vhosts.d/vhost-ssl.conf</text:span></text:span><text:span text:style-name="T9"> </text:span></text:p>
        </text:list-item>
        <text:list-item>
          <text:p text:style-name="P14">Restart apache2 service</text:p>
          <text:p text:style-name="P17">/etc/init.d/apache2 restart</text:p>
        </text:list-item>
      </text:list>
      <text:h text:style-name="P10" text:outline-level="3">1.6.3<text:tab/>AIX</text:h>
      <text:p text:style-name="P2"><text:span text:style-name="T7">There's one Technote “</text:span><text:a xlink:type="simple" xlink:href="http://www-01.ibm.com/support/docview.wss?rs=177&amp;uid=swg21179559#step2"><text:span text:style-name="T7">Guide to properly setting up SSL within the IBM HTTP Server</text:span></text:a><text:span text:style-name="T7">” on IBM HTTP Server website. Please follow the Technote to set up SSL for the IBM HTTP Server.</text:span></text:p>
      <text:p text:style-name="P3"/>
      <text:h text:style-name="P11" text:outline-level="3"><text:soft-page-break/>1.6.4<text:tab/>Make sure “https://” <text:s/>works for your browser</text:h>
      <text:p text:style-name="Text_20_body"><text:span text:style-name="T7">Point your browser (Firefox, Chrome, or Safari) to </text:span><text:span text:style-name="T6">https://&lt;ip&gt;/xcat</text:span><text:span text:style-name="T7"> , to see whether “https://” works or not.</text:span></text:p>
      <text:p text:style-name="Text_20_body"><text:span text:style-name="T7">One more thing, because the SSL certificate is self-signed, you may meet the warning message in your 1</text:span><text:span text:style-name="T4">st</text:span><text:span text:style-name="T7"> time to isit your HTTP server by “https://” protocol. The warning message shows “</text:span><text:span text:style-name="T2">The certificate for this website is invalid</text:span><text:span text:style-name="T7">”, or “</text:span><text:span text:style-name="T2">The site's certificate is not-trusted</text:span><text:span text:style-name="T7">”, or some other similar warnings, <text:s/>which depends on your web browser. </text:span></text:p>
      <text:p text:style-name="P15">For such a situation, please feel free to import the certificate into your browser, and the warning message won't show again.</text:p>
      <text:h text:style-name="P20" text:outline-level="2">1.7<text:tab/>Preferred Internet Browsers</text:h>
      <text:p text:style-name="Text_20_body">Due to some compatibility issue, Internet Explorer is not permitted to access the xCAT web interface. Mozilla Firefox, Google Chrome and Apple Safari can be used to access the xCAT web interface. </text:p>
      <text:h text:style-name="Heading_20_1" text:outline-level="1">2<text:tab/>The future</text:h>
      <text:p text:style-name="P1">TODO</text:p>
      <text:p text:style-name="Text_20_body">&lt;end&gt;</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新宋体"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09-09-27T14:21:07.17</meta:creation-date>
    <dc:date>2010-01-07T11:02:14</dc:date>
    <meta:editing-duration>PT39H40M18S</meta:editing-duration>
    <meta:editing-cycles>126</meta:editing-cycles>
    <meta:generator>OpenOffice.org/3.1$Linux OpenOffice.org_project/310m19$Build-9420</meta:generator>
    <meta:document-statistic meta:table-count="0" meta:image-count="0" meta:object-count="0" meta:page-count="5" meta:paragraph-count="86" meta:word-count="978" meta:character-count="6000"/>
    <dc:creator>Bruce Potter</dc:creator>
    <meta:user-defined meta:name="Info 1"/>
    <meta:user-defined meta:name="Info 2"/>
    <meta:user-defined meta:name="Info 3"/>
    <meta:user-defined meta:name="Info 4"/>
  </office:meta>
</office:document-meta>
</file>